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7060b" officeooo:paragraph-rsid="0007060b"/>
    </style:style>
    <style:style style:name="P2" style:family="paragraph" style:parent-style-name="Standard" style:list-style-name="L1">
      <style:text-properties style:font-name="Arial" officeooo:rsid="0007060b" officeooo:paragraph-rsid="0007060b"/>
    </style:style>
    <style:style style:name="P3" style:family="paragraph" style:parent-style-name="Standard" style:list-style-name="L2">
      <style:text-properties style:font-name="Arial" officeooo:rsid="0007060b" officeooo:paragraph-rsid="0007060b"/>
    </style:style>
    <style:style style:name="P4" style:family="paragraph" style:parent-style-name="Standard">
      <style:text-properties style:font-name="Arial" officeooo:rsid="0007060b" officeooo:paragraph-rsid="00071dbb"/>
    </style:style>
    <style:style style:name="P5" style:family="paragraph" style:parent-style-name="Standard" style:list-style-name="L3">
      <style:text-properties style:font-name="Arial" officeooo:rsid="0007060b" officeooo:paragraph-rsid="0007060b"/>
    </style:style>
    <style:style style:name="P6" style:family="paragraph" style:parent-style-name="Standard">
      <style:text-properties style:font-name="Arial" officeooo:rsid="0007060b" officeooo:paragraph-rsid="00094ca0"/>
    </style:style>
    <style:style style:name="P7" style:family="paragraph" style:parent-style-name="Standard" style:list-style-name="L1">
      <style:text-properties style:font-name="Arial" officeooo:paragraph-rsid="0007060b"/>
    </style:style>
    <style:style style:name="P8" style:family="paragraph" style:parent-style-name="Standard">
      <style:text-properties style:font-name="Arial" officeooo:paragraph-rsid="0007060b"/>
    </style:style>
    <style:style style:name="P9" style:family="paragraph" style:parent-style-name="Standard">
      <style:paragraph-properties fo:text-align="start" style:justify-single-word="false"/>
      <style:text-properties style:font-name="Arial" officeooo:rsid="000876be" officeooo:paragraph-rsid="000876be"/>
    </style:style>
    <style:style style:name="P10" style:family="paragraph" style:parent-style-name="Standard" style:list-style-name="L4">
      <style:paragraph-properties fo:text-align="start" style:justify-single-word="false"/>
      <style:text-properties style:font-name="Arial" officeooo:rsid="000876be" officeooo:paragraph-rsid="000876be"/>
    </style:style>
    <style:style style:name="P11" style:family="paragraph" style:parent-style-name="Standard" style:list-style-name="L5">
      <style:paragraph-properties fo:text-align="start" style:justify-single-word="false"/>
      <style:text-properties style:font-name="Arial" officeooo:rsid="000876be" officeooo:paragraph-rsid="000876be"/>
    </style:style>
    <style:style style:name="P12" style:family="paragraph" style:parent-style-name="Standard" style:list-style-name="L6">
      <style:paragraph-properties fo:text-align="start" style:justify-single-word="false"/>
      <style:text-properties style:font-name="Arial" officeooo:rsid="000876be" officeooo:paragraph-rsid="000876be"/>
    </style:style>
    <style:style style:name="P13" style:family="paragraph" style:parent-style-name="Standard">
      <style:paragraph-properties fo:text-align="center" style:justify-single-word="false"/>
      <style:text-properties style:font-name="Arial Black1" fo:font-size="15pt" fo:font-weight="bold" officeooo:rsid="0007060b" officeooo:paragraph-rsid="0007060b" style:font-size-asian="15pt" style:font-weight-asian="bold" style:font-size-complex="15pt" style:font-weight-complex="bold"/>
    </style:style>
    <style:style style:name="P14" style:family="paragraph" style:parent-style-name="Standard">
      <style:paragraph-properties fo:text-align="center" style:justify-single-word="false" fo:break-before="page"/>
      <style:text-properties style:font-name="Arial" officeooo:paragraph-rsid="000876be"/>
    </style:style>
    <style:style style:name="T1" style:family="text">
      <style:text-properties officeooo:rsid="0007060b"/>
    </style:style>
    <style:style style:name="T2" style:family="text">
      <style:text-properties officeooo:rsid="00071dbb"/>
    </style:style>
    <style:style style:name="T3" style:family="text">
      <style:text-properties officeooo:rsid="000771db"/>
    </style:style>
    <style:style style:name="T4" style:family="text">
      <style:text-properties fo:font-size="15pt" fo:font-weight="bold" officeooo:rsid="000876be" style:font-size-asian="15pt" style:font-weight-asian="bold" style:font-size-complex="15pt" style:font-weight-complex="bold"/>
    </style:style>
    <style:style style:name="T5" style:family="text">
      <style:text-properties officeooo:rsid="00094c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737 Startup</text:p>
      <text:p text:style-name="P1"/>
      <text:p text:style-name="P1">Power on Instructor monitor by window</text:p>
      <text:p text:style-name="P1">Check Fuel cutoff switches are not turned off</text:p>
      <text:p text:style-name="P1"/>
      <text:p text:style-name="P1">Power on cabin</text:p>
      <text:list xml:id="list3272292737" text:style-name="L1">
        <text:list-item>
          <text:p text:style-name="P7"><text:span text:style-name="T1">Check Breaker ok</text:span></text:p>
        </text:list-item>
        <text:list-item>
          <text:p text:style-name="P2">Turn on power switch for displays PC</text:p>
        </text:list-item>
        <text:list-item>
          <text:p text:style-name="P2">Turn on Front and Rear PSUs</text:p>
        </text:list-item>
        <text:list-item>
          <text:p text:style-name="P2">Turn on Dome Light</text:p>
        </text:list-item>
      </text:list>
      <text:p text:style-name="P1">Power on Projectors – start projectors with remote. Ensure all projectors have started</text:p>
      <text:p text:style-name="P1">Power on CDU PC</text:p>
      <text:p text:style-name="P1">Power on Primary PC – SIM16 – Windows startup sound should play</text:p>
      <text:p text:style-name="P1">Check <text:span text:style-name="T2">iPhone</text:span> able to play through speakers</text:p>
      <text:p text:style-name="P1"/>
      <text:p text:style-name="P1">Start Trueview</text:p>
      <text:list xml:id="list1064979714" text:style-name="L2">
        <text:list-item>
          <text:p text:style-name="P3">Enable Desktop warping</text:p>
        </text:list-item>
        <text:list-item>
          <text:p text:style-name="P3">Start P3D</text:p>
        </text:list-item>
        <text:list-item>
          <text:p text:style-name="P3">If no sound once started – resolve</text:p>
        </text:list-item>
      </text:list>
      <text:p text:style-name="P6">Pause until P3D is fully loaded, Mouse to Center of Sim16 view</text:p>
      <text:p text:style-name="P6"/>
      <text:p text:style-name="P1">On CDU PC – bring CDU displays to front using mouse if needed</text:p>
      <text:p text:style-name="P1"/>
      <text:p text:style-name="P1">Start Sim5 Displays <text:span text:style-name="T2">a</text:span><text:span text:style-name="T3">n</text:span><text:span text:style-name="T2">d Sim15 </text:span></text:p>
      <text:p text:style-name="P4"/>
      <text:p text:style-name="P1">On Sim 15</text:p>
      <text:list xml:id="list4193372567" text:style-name="L3">
        <text:list-item>
          <text:p text:style-name="P5">Wide Client – connected</text:p>
        </text:list-item>
        <text:list-item>
          <text:p text:style-name="P5">Start SOIC – there should be two entries – stop if not present and resolve</text:p>
        </text:list-item>
        <text:list-item>
          <text:p text:style-name="P5">Start Prosim – usually will have error for upper dev<text:span text:style-name="T2">i</text:span>ces, use step ladder , unplug USB and Power for the USB Hub. Connect power, and then USB, should have passenger chime fire</text:p>
        </text:list-item>
        <text:list-item>
          <text:p text:style-name="P5">start Prosim MCP – MCP should update</text:p>
        </text:list-item>
        <text:list-item>
          <text:p text:style-name="P5">Prosim Splitter – check landing gear green and flaps <text:span text:style-name="T2">gauge</text:span> 0</text:p>
        </text:list-item>
        <text:list-item>
          <text:p text:style-name="P5">TQ – connected</text:p>
        </text:list-item>
      </text:list>
      <text:p text:style-name="P8"><text:span text:style-name="T1">Check controls movement reflect in MCP system and Flaps respond</text:span></text:p>
      <text:p text:style-name="P14"><text:span text:style-name="T4">Fault Finding</text:span></text:p>
      <text:p text:style-name="P9"/>
      <text:p text:style-name="P9">No Sound – often after 8 minutes</text:p>
      <text:list xml:id="list3396472630" text:style-name="L4">
        <text:list-item>
          <text:p text:style-name="P10">Full power down</text:p>
        </text:list-item>
        <text:list-item>
          <text:p text:style-name="P10">Windows Control Panel</text:p>
        </text:list-item>
        <text:list-item>
          <text:p text:style-name="P10">Manage Audio Devices</text:p>
        </text:list-item>
        <text:list-item>
          <text:p text:style-name="P10">Speakers Realtek High Def Audio</text:p>
        </text:list-item>
        <text:list-item>
          <text:p text:style-name="P10">Configure – click on Speakers to test</text:p>
        </text:list-item>
        <text:list-item>
          <text:p text:style-name="P10">Restart Prosim as well as loss of flaps control likely</text:p>
        </text:list-item>
      </text:list>
      <text:p text:style-name="P9"/>
      <text:p text:style-name="P9">Single or No devices in SOIC</text:p>
      <text:list xml:id="list509437749" text:style-name="L5">
        <text:list-item>
          <text:p text:style-name="P11">Leave SOIC running</text:p>
        </text:list-item>
        <text:list-item>
          <text:p text:style-name="P11">Unplug and plug USB to <text:span text:style-name="T5">Gauges</text:span> on FO side. Do not confuse with Leo Bondar input card</text:p>
        </text:list-item>
        <text:list-item>
          <text:p text:style-name="P11">Once both devices have appeared shutdown SOIC</text:p>
        </text:list-item>
        <text:list-item>
          <text:p text:style-name="P11">Shutdown wide client</text:p>
        </text:list-item>
        <text:list-item>
          <text:p text:style-name="P11">Restart wide client</text:p>
        </text:list-item>
        <text:list-item>
          <text:p text:style-name="P11">Restart SOIC</text:p>
          <text:p text:style-name="P11"/>
        </text:list-item>
      </text:list>
      <text:p text:style-name="P9">Displays missing from MIP</text:p>
      <text:list xml:id="list4036446286" text:style-name="L6">
        <text:list-item>
          <text:p text:style-name="P12">Unplug individual monitors on Display PC</text:p>
        </text:list-item>
      </text:list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rial Black" svg:font-family="'Arial Black'" style:font-pitch="variable"/>
    <style:font-face style:name="Arial Black1" svg:font-family="'Arial Black'" style:font-adornments="Regular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A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99in" fo:page-height="8.2701in" style:num-format="1" style:print-orientation="portrait" fo:margin-top="0.3in" fo:margin-bottom="0.5701in" fo:margin-left="0.25in" fo:margin-right="0.25in" fo:border="0.51pt solid #000000" fo:padding="0.04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4-05-25T10:14:59.189032888</meta:creation-date>
    <dc:date>2024-05-25T10:44:33.926211760</dc:date>
    <meta:editing-duration>PT29M33S</meta:editing-duration>
    <meta:editing-cycles>5</meta:editing-cycles>
    <meta:generator>LibreOffice/6.4.4.2$MacOSX_X86_64 LibreOffice_project/3d775be2011f3886db32dfd395a6a6d1ca2630ff</meta:generator>
    <meta:print-date>2024-05-25T10:46:41.841879709</meta:print-date>
    <meta:document-statistic meta:table-count="0" meta:image-count="0" meta:object-count="0" meta:page-count="2" meta:paragraph-count="45" meta:word-count="308" meta:character-count="1636" meta:non-whitespace-character-count="1384"/>
  </office:meta>
</office:document-meta>
</file>